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B0000002E86100B74.png" manifest:media-type="image/png"/>
  <manifest:file-entry manifest:full-path="Pictures/100000000000010C00000021B445046B.png" manifest:media-type="image/png"/>
  <manifest:file-entry manifest:full-path="Pictures/100000000000027D000000349DF890E1.png" manifest:media-type="image/png"/>
  <manifest:file-entry manifest:full-path="Pictures/100000000000022400000031E1A8E8FF.png" manifest:media-type="image/png"/>
  <manifest:file-entry manifest:full-path="Pictures/100000000000026200000034CF82E7A8.png" manifest:media-type="image/png"/>
  <manifest:file-entry manifest:full-path="Pictures/100000000000027E0000003DA90DE3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officeooo:rsid="001be69c" officeooo:paragraph-rsid="000604cd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070127" officeooo:paragraph-rsid="00070127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081bac" officeooo:paragraph-rsid="00081bac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081bac" officeooo:paragraph-rsid="00081bac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9bf10" officeooo:paragraph-rsid="0009bf10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s" fo:country="ES" officeooo:rsid="0009bf10" officeooo:paragraph-rsid="0009bf10"/>
    </style:style>
    <style:style style:name="T1" style:family="text">
      <style:text-properties officeooo:rsid="00060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s MPI</text:span> – 13 de Junio de 2015 – Camilo Andrés Rivera Lozano – A00354567 </text:p>
      <text:p text:style-name="P1"/>
      <text:p text:style-name="P2">Ejercicio 2</text:p>
      <text:p text:style-name="P2"/>
      <text:p text:style-name="P2">La instrucción MPI_Get_processor_name obtiene el nombre del procesador o del nodo que ejecuta el proceso. Ya que todos los procesadores o procesos son ejecutados en el mismo computador, para todos aparece el nombre del computador. </text:p>
      <text:p text:style-name="P2"/>
      <text:p text:style-name="P3">Ejercicio 3</text:p>
      <text:p text:style-name="P3"/>
      <text:p text:style-name="P3">Sin importar el número de procesadores el resultado es el mismo, pues dentro del programa está definido que se manda del procesador 0 al 1. El primer argumento del comando Recv indica la dirección donde será guardada la variable.</text:p>
      <text:p text:style-name="P3"/>
      <text:p text:style-name="P5">Ejercicio 6</text:p>
      <text:list xml:id="list416134176041035537" text:style-name="L1">
        <text:list-item>
          <text:p text:style-name="P6">MPI_Scatter: Envía un mensaje de un proceso a todos los procesos a través de un comunicador</text:p>
          <text:p text:style-name="P6"><draw:frame draw:style-name="fr1" draw:name="Image1" text:anchor-type="paragraph" svg:x="0.3791in" svg:y="0in" svg:width="6.6457in" svg:height="0.6354in" draw:z-index="0"><draw:image xlink:href="Pictures/100000000000027E0000003DA90DE358.png" xlink:type="simple" xlink:show="embed" xlink:actuate="onLoad"/></draw:frame></text:p>
        </text:list-item>
        <text:list-item>
          <text:p text:style-name="P6">MPI_Gather: Junta valores de un grupo de procesos</text:p>
        </text:list-item>
        <text:list-item>
          <text:p text:style-name="P6"><draw:frame draw:style-name="fr1" draw:name="Image2" text:anchor-type="paragraph" svg:x="0.2854in" svg:y="0in" svg:width="6.3543in" svg:height="0.5417in" draw:z-index="1"><draw:image xlink:href="Pictures/100000000000026200000034CF82E7A8.png" xlink:type="simple" xlink:show="embed" xlink:actuate="onLoad"/></draw:frame>MPI_AllReduce: combina el resultado de todos los procesos y distribuye el resultado nuevamente a todos</text:p>
          <text:p text:style-name="P6"><draw:frame draw:style-name="fr2" draw:name="Image3" text:anchor-type="paragraph" svg:width="5.7083in" svg:height="0.5102in" draw:z-index="2"><draw:image xlink:href="Pictures/100000000000022400000031E1A8E8FF.png" xlink:type="simple" xlink:show="embed" xlink:actuate="onLoad"/></draw:frame></text:p>
        </text:list-item>
        <text:list-item>
          <text:p text:style-name="P6">MPI_Allgather: Reúne datos de todas las tareas y redistribuye los datos combinados nuevamente a todas las tareas</text:p>
          <text:p text:style-name="P6"><draw:frame draw:style-name="fr2" draw:name="Image4" text:anchor-type="paragraph" svg:width="6.6354in" svg:height="0.5417in" draw:z-index="3"><draw:image xlink:href="Pictures/100000000000027D000000349DF890E1.png" xlink:type="simple" xlink:show="embed" xlink:actuate="onLoad"/></draw:frame></text:p>
        </text:list-item>
        <text:list-item>
          <text:p text:style-name="P6">MPI_Barrier: Bloquea y espera a que todos los procesos en un comunicador hayan llegado a este punto</text:p>
          <text:p text:style-name="P6"><draw:frame draw:style-name="fr1" draw:name="Image5" text:anchor-type="paragraph" svg:x="2.4602in" svg:y="0in" svg:width="2.7917in" svg:height="0.3437in" draw:z-index="4"><draw:image xlink:href="Pictures/100000000000010C00000021B445046B.png" xlink:type="simple" xlink:show="embed" xlink:actuate="onLoad"/></draw:frame></text:p>
          <text:p text:style-name="P6"/>
        </text:list-item>
        <text:list-item>
          <text:p text:style-name="P6">MPI_Reduce: Reduce el valor en todos los procesos a un sólo valor</text:p>
          <text:p text:style-name="P6"><draw:frame draw:style-name="fr2" draw:name="Image6" text:anchor-type="paragraph" svg:width="6.6752in" svg:height="0.4492in" draw:z-index="5"><draw:image xlink:href="Pictures/10000000000002AB0000002E86100B74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6:01:03.407835060</meta:creation-date>
    <dc:date>2015-06-20T00:48:05.822592132</dc:date>
    <meta:editing-duration>PT33M50S</meta:editing-duration>
    <meta:editing-cycles>3</meta:editing-cycles>
    <meta:generator>LibreOffice/4.2.8.2$Linux_x86 LibreOffice_project/420m0$Build-2</meta:generator>
    <meta:document-statistic meta:table-count="0" meta:image-count="6" meta:object-count="0" meta:page-count="1" meta:paragraph-count="18" meta:word-count="189" meta:character-count="1102" meta:non-whitespace-character-count="932"/>
  </office:meta>
</office:document-meta>
</file>